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RoboschoolHalfCheetah-v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olicy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expert</text:p>
          </table:table-cell>
          <table:table-cell table:style-name="ce3" office:value-type="float" office:value="3289.04371919255" calcext:value-type="float">
            <text:p>3289.04371919255</text:p>
          </table:table-cell>
          <table:table-cell table:style-name="ce3" office:value-type="float" office:value="3231.1189577056" calcext:value-type="float">
            <text:p>3231.1189577056</text:p>
          </table:table-cell>
          <table:table-cell table:style-name="ce3" office:value-type="float" office:value="3312.65774048703" calcext:value-type="float">
            <text:p>3312.65774048703</text:p>
          </table:table-cell>
          <table:table-cell table:style-name="ce3" office:value-type="float" office:value="14.1172757104504" calcext:value-type="float">
            <text:p>14.1172757104504</text:p>
          </table:table-cell>
        </table:table-row>
        <table:table-row table:style-name="ro1">
          <table:table-cell office:value-type="string" calcext:value-type="string">
            <text:p>clonned</text:p>
          </table:table-cell>
          <table:table-cell table:style-name="ce3" office:value-type="float" office:value="3227.83422234144" calcext:value-type="float">
            <text:p>3227.83422234144</text:p>
          </table:table-cell>
          <table:table-cell table:style-name="ce3" office:value-type="float" office:value="519.495801344365" calcext:value-type="float">
            <text:p>519.495801344365</text:p>
          </table:table-cell>
          <table:table-cell table:style-name="ce3" office:value-type="float" office:value="3324.28802350619" calcext:value-type="float">
            <text:p>3324.28802350619</text:p>
          </table:table-cell>
          <table:table-cell table:style-name="ce3" office:value-type="float" office:value="285.494791291182" calcext:value-type="float">
            <text:p>285.494791291182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" office:value-type="string" calcext:value-type="string">
            <text:p>RoboschoolHumanoid-v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olicy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expert</text:p>
          </table:table-cell>
          <table:table-cell table:style-name="ce3" office:value-type="float" office:value="4587.74080191028" calcext:value-type="float">
            <text:p>4587.74080191028</text:p>
          </table:table-cell>
          <table:table-cell table:style-name="ce3" office:value-type="float" office:value="-168.221972955778" calcext:value-type="float">
            <text:p>-168.221972955778</text:p>
          </table:table-cell>
          <table:table-cell table:style-name="ce3" office:value-type="float" office:value="4747.66678204174" calcext:value-type="float">
            <text:p>4747.66678204174</text:p>
          </table:table-cell>
          <table:table-cell table:style-name="ce3" office:value-type="float" office:value="746.21898663467" calcext:value-type="float">
            <text:p>746.21898663467</text:p>
          </table:table-cell>
        </table:table-row>
        <table:table-row table:style-name="ro1">
          <table:table-cell office:value-type="string" calcext:value-type="string">
            <text:p>clonned</text:p>
          </table:table-cell>
          <table:table-cell table:style-name="ce3" office:value-type="float" office:value="189.099957445673" calcext:value-type="float">
            <text:p>189.099957445673</text:p>
          </table:table-cell>
          <table:table-cell table:style-name="ce3" office:value-type="float" office:value="-93.6487063042209" calcext:value-type="float">
            <text:p>-93.6487063042209</text:p>
          </table:table-cell>
          <table:table-cell table:style-name="ce3" office:value-type="float" office:value="800.867410793243" calcext:value-type="float">
            <text:p>800.867410793243</text:p>
          </table:table-cell>
          <table:table-cell table:style-name="ce3" office:value-type="float" office:value="121.30152259902" calcext:value-type="float">
            <text:p>121.30152259902</text:p>
          </table:table-cell>
        </table:table-row>
        <table:table-row table:style-name="ro1">
          <table:table-cell office:value-type="string" calcext:value-type="string">
            <text:p>dagger1</text:p>
          </table:table-cell>
          <table:table-cell table:style-name="ce3" office:value-type="float" office:value="55.6148892388197" calcext:value-type="float">
            <text:p>55.6148892388197</text:p>
          </table:table-cell>
          <table:table-cell table:style-name="ce3" office:value-type="float" office:value="-145.549296063547" calcext:value-type="float">
            <text:p>-145.549296063547</text:p>
          </table:table-cell>
          <table:table-cell table:style-name="ce3" office:value-type="float" office:value="122.02164033249" calcext:value-type="float">
            <text:p>122.02164033249</text:p>
          </table:table-cell>
          <table:table-cell table:style-name="ce3" office:value-type="float" office:value="36.9281525549068" calcext:value-type="float">
            <text:p>36.9281525549068</text:p>
          </table:table-cell>
        </table:table-row>
        <table:table-row table:style-name="ro1">
          <table:table-cell office:value-type="string" calcext:value-type="string">
            <text:p>dagger2</text:p>
          </table:table-cell>
          <table:table-cell table:style-name="ce3" office:value-type="float" office:value="50.9892239654539" calcext:value-type="float">
            <text:p>50.9892239654539</text:p>
          </table:table-cell>
          <table:table-cell table:style-name="ce3" office:value-type="float" office:value="-456.835293939727" calcext:value-type="float">
            <text:p>-456.835293939727</text:p>
          </table:table-cell>
          <table:table-cell table:style-name="ce3" office:value-type="float" office:value="110.610949993729" calcext:value-type="float">
            <text:p>110.610949993729</text:p>
          </table:table-cell>
          <table:table-cell table:style-name="ce3" office:value-type="float" office:value="43.6102882488632" calcext:value-type="float">
            <text:p>43.6102882488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2:14:11.286183968</meta:creation-date>
    <dc:date>2019-01-17T15:36:43.113898676</dc:date>
    <meta:editing-duration>PT3H2M9S</meta:editing-duration>
    <meta:editing-cycles>7</meta:editing-cycles>
    <meta:generator>LibreOffice/6.0.7.3$Linux_X86_64 LibreOffice_project/00m0$Build-3</meta:generator>
    <meta:document-statistic meta:table-count="1" meta:cell-count="42" meta:object-count="0"/>
  </office:meta>
</office:document-meta>
</file>